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d531a" officeooo:paragraph-rsid="00250e9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e0c82" officeooo:paragraph-rsid="003e0c82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5f8e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5f8e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45f8e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04b15" officeooo:paragraph-rsid="004cd6f8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e0c82" officeooo:paragraph-rsid="003e0c8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4cd6f8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cd6f8" officeooo:paragraph-rsid="004cd6f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3e0c82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3f0e35" officeooo:paragraph-rsid="003f0e35"/>
    </style:style>
    <style:style style:name="P14" style:family="paragraph" style:parent-style-name="Standard">
      <style:paragraph-properties fo:text-align="start" style:justify-single-word="false"/>
      <style:text-properties officeooo:rsid="004cd6f8" officeooo:paragraph-rsid="004cd6f8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4cd6f8" officeooo:paragraph-rsid="004cd6f8"/>
    </style:style>
    <style:style style:name="P16" style:family="paragraph" style:parent-style-name="Standard" style:list-style-name="L7">
      <style:paragraph-properties fo:text-align="start" style:justify-single-word="false"/>
      <style:text-properties officeooo:rsid="004cd6f8" officeooo:paragraph-rsid="004cd6f8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cd6f8" officeooo:paragraph-rsid="004cd6f8" style:font-weight-asian="bold" style:font-weight-complex="bold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ed442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300aef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728b9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c6ec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3272a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cd6f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e0c82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f0e35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style="normal" style:text-underline-style="none" fo:font-weight="normal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2" style:family="text">
      <style:text-properties style:font-name="DejaVu Sans Condensed1" fo:font-size="12pt" fo:font-style="normal" style:text-underline-style="none" fo:font-weight="normal" officeooo:rsid="004b0f1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3" style:family="text">
      <style:text-properties style:font-name="DejaVu Sans Condensed1" fo:font-size="12pt" fo:font-style="normal" style:text-underline-style="none" style:font-size-asian="12pt" style:font-style-asian="normal" style:font-name-complex="DejaVu Sans Condensed2" style:font-size-complex="12pt" style:font-style-complex="normal"/>
    </style:style>
    <style:style style:name="T14" style:family="text">
      <style:text-properties style:font-name="DejaVu Sans Condensed1" fo:font-size="12pt" fo:font-style="normal" style:text-underline-style="none" officeooo:rsid="004b0f16" style:font-size-asian="12pt" style:font-style-asian="normal" style:font-name-complex="DejaVu Sans Condensed2" style:font-size-complex="12pt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f0e35"/>
    </style:style>
    <style:style style:name="T17" style:family="text">
      <style:text-properties officeooo:rsid="0035db3e"/>
    </style:style>
    <style:style style:name="T18" style:family="text">
      <style:text-properties officeooo:rsid="004cd6f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4">1<text:span text:style-name="T17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A1" office:value-type="string">
            <text:p text:style-name="P5">4xx - A2A</text:p>
          </table:table-cell>
          <table:table-cell table:style-name="Table1.E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7">5</text:span><text:span text:style-name="T6">0</text:span><text:span text:style-name="T4">1</text:span><text:span text:style-name="T3"> - </text:span><text:span text:style-name="T1">A/</text:span><text:span text:style-name="T7">G</text:span><text:span text:style-name="T2"> - </text:span><text:span text:style-name="T5">Radar</text:span></text:p>
      <text:p text:style-name="P1"/>
      <text:p text:style-name="P9"><text:span text:style-name="T15">Master Arm</text:span> ... <text:span text:style-name="T15">ON</text:span></text:p>
      <text:p text:style-name="P9"><text:span text:style-name="T15">Master Mode</text:span> ... <text:span text:style-name="T15">A/G</text:span></text:p>
      <text:p text:style-name="P1"/>
      <text:p text:style-name="P2">Radar Modes</text:p>
      <text:list xml:id="list4104548206" text:style-name="L1">
        <text:list-item>
          <text:p text:style-name="P7"><text:span text:style-name="T18">Radar modes:</text:span></text:p>
          <text:list>
            <text:list-item>
              <text:p text:style-name="P7"><text:span text:style-name="T18">GM ... Ground Mapping</text:span></text:p>
              <text:list>
                <text:list-item>
                  <text:p text:style-name="P10">RBM ... Real Beam Mode (faster but lower res)</text:p>
                </text:list-item>
                <text:list-item>
                  <text:p text:style-name="P10">EGM ... Enhanced Ground Map (slower but higher res)</text:p>
                </text:list-item>
              </text:list>
            </text:list-item>
            <text:list-item>
              <text:p text:style-name="P7"><text:span text:style-name="T18">EXP ... Expanded</text:span></text:p>
            </text:list-item>
            <text:list-item>
              <text:p text:style-name="P7"><text:span text:style-name="T18">DBS1 ... Doppler Beam Sharpening 1</text:span></text:p>
            </text:list-item>
            <text:list-item>
              <text:p text:style-name="P7"><text:span text:style-name="T18">DBS2 ... Doppler Beam Sharpening 2</text:span></text:p>
            </text:list-item>
            <text:list-item>
              <text:p text:style-name="P7"><text:span text:style-name="T18">GMT ... Ground Moving Target</text:span></text:p>
            </text:list-item>
            <text:list-item>
              <text:p text:style-name="P7"><text:span text:style-name="T18">SEA ... Sea/Surface Search</text:span></text:p>
            </text:list-item>
          </text:list>
        </text:list-item>
        <text:list-item>
          <text:p text:style-name="P10">In GM mode, crosshairs default to your SPI (usually your selected steerpoint). <text:s/>CZ OSB resets to steerpoint.</text:p>
        </text:list-item>
        <text:list-item>
          <text:p text:style-name="P10">SP OSB sets cursor to halfway up the current range of the radar.</text:p>
        </text:list-item>
        <text:list-item>
          <text:p text:style-name="P10">T1 OSB cycles mode</text:p>
        </text:list-item>
        <text:list-item>
          <text:p text:style-name="P10">T2 OSB cycles range setting, AUTO changes range when cursor goes to top or bottom, MAN requires manual range changing with OSBs.</text:p>
        </text:list-item>
        <text:list-item>
          <text:p text:style-name="P10">T3 OSB selects GM sub-modes (NORM, EXP, DBS1, DBS2)</text:p>
          <text:list>
            <text:list-item>
              <text:p text:style-name="P10">NORM ... Default radar view</text:p>
            </text:list-item>
            <text:list-item>
              <text:p text:style-name="P10">EXP ... 4x zoom on area at crosshairs</text:p>
            </text:list-item>
            <text:list-item>
              <text:p text:style-name="P10">DBS1 ... 4x zoom on area at crosshairs, with 24:1 sharpening</text:p>
            </text:list-item>
            <text:list-item>
              <text:p text:style-name="P10">DBS2 ... 64x zoom on area at crosshairs (8 nmi square)</text:p>
            </text:list-item>
            <text:list-item>
              <text:p text:style-name="P10"><text:span text:style-name="T15">Pinky Button</text:span> on throttle also cycles through these options.</text:p>
            </text:list-item>
          </text:list>
        </text:list-item>
        <text:list-item>
          <text:p text:style-name="P10">T4 OSB puts radar in standby and disables emit.</text:p>
        </text:list-item>
        <text:list-item>
          <text:p text:style-name="P10">R2 OSB puts radar in standby and freezes current image on screen</text:p>
        </text:list-item>
        <text:list-item>
          <text:p text:style-name="P10">R3 OSB toggles Snowplow mode</text:p>
        </text:list-item>
        <text:list-item>
          <text:p text:style-name="P10">R4 OSB sets Cursor Zero (moves SPI back to steerpoint)</text:p>
        </text:list-item>
        <text:list-item>
          <text:p text:style-name="P10">R5 OSB cycles SPI-Steerpoint relationship, leave in STP (NAV Master Mode), or TGT or SP (A-G Master Mode). <text:s/>Other settings are for using Offset Aimpoints, Visual Reference Points, or Visual Initial Points.</text:p>
        </text:list-item>
      </text:list>
      <text:p text:style-name="P14"><text:span text:style-name="T12"/></text:p>
      <text:p text:style-name="P17"><text:span text:style-name="T14">G</text:span><text:span text:style-name="T13">round Mapping EXP/DBS1/DBS2 modes -- WIP</text:span></text:p>
      <text:list text:style-name="L6">
        <text:list-item>
          <text:p text:style-name="P15"><text:span text:style-name="T11">Effective zoom level depends on radar range setting as well as EXP/DBS1/DBS2 mode.</text:span></text:p>
        </text:list-item>
      </text:list>
      <text:p text:style-name="P14"><text:span text:style-name="T11"/></text:p>
      <text:p text:style-name="P17"><text:span text:style-name="T13">GMT mode -- WIP</text:span></text:p>
      <text:list text:style-name="L7">
        <text:list-item>
          <text:p text:style-name="P16"><text:span text:style-name="T11">Moving targets are overlaid on regular ground map image. <text:s/>Targets are solid white boxes.</text:span></text:p>
        </text:list-item>
      </text:list>
      <text:p text:style-name="P14"><text:span text:style-name="T11"/></text:p>
      <text:p text:style-name="P3"/>
      <text:p text:style-name="P3">Radar controls <text:span text:style-name="T16">and symbology</text:span></text:p>
      <text:list text:style-name="L5">
        <text:list-item>
          <text:p text:style-name="P8"><text:span text:style-name="T16">Top row of </text:span>FCR page shows radar mode (e.g. CRM RWS, or CRM TWS, or ACM BORE), <text:span text:style-name="T16">NORM/EXP for normal view or expanded (zoomed) view, OVRD for radar silence, CNTL for more radar settings.</text:span></text:p>
        </text:list-item>
        <text:list-item>
          <text:p text:style-name="P8">Left side shows selected range, azimuth ("A3" = +/-30 deg off nose, or 60 deg total), and bars ("4B" = 4 bars).</text:p>
        </text:list-item>
        <text:list-item>
          <text:p text:style-name="P8">Bottom left shows ownship location relative to bullseye. <text:s/>Number inside circle is range in nmi to bulls, number below circle is bearing to bulls.</text:p>
        </text:list-item>
        <text:list-item>
          <text:p text:style-name="P12"><text:span text:style-name="T9">Datalink contacts can be filtered with Comms Hat inboard/outboard?? <text:s/>Current datalink contacts shows above SWAP in bottom row </text:span><text:span text:style-name="T10">left</text:span><text:span text:style-name="T9"> (ALL, FTR+, TGTS, NONE).</text:span></text:p>
        </text:list-item>
        <text:list-item>
          <text:p text:style-name="P13"><text:span text:style-name="T9">N</text:span><text:span text:style-name="T8">umber under radar contacts is contact altitude in thousands of f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1T19:14:00.033000000</dc:date>
    <meta:editing-duration>P2DT10H18M30S</meta:editing-duration>
    <meta:editing-cycles>5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4" meta:word-count="444" meta:character-count="2347" meta:non-whitespace-character-count="1973"/>
  </office:meta>
</office:document-meta>
</file>